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Standard">
      <style:text-properties style:font-name="Arial" fo:font-size="18pt" fo:language="en" fo:country="GB" style:font-size-asian="18pt" style:font-size-complex="18pt"/>
    </style:style>
    <style:style style:name="P3" style:family="paragraph" style:parent-style-name="Standard">
      <style:text-properties style:font-name="Arial" fo:language="en" fo:country="GB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Standard">
      <style:text-properties style:font-name="Arial" fo:font-size="16pt" fo:language="en" fo:country="GB" style:font-size-asian="16pt" style:font-size-complex="16pt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top="0cm" fo:margin-bottom="0.212cm"/>
    </style:style>
    <style:style style:name="P8" style:family="paragraph" style:parent-style-name="Text_20_body">
      <style:text-properties style:font-name="Courier" fo:language="en" fo:country="GB"/>
    </style:style>
    <style:style style:name="T1" style:family="text">
      <style:text-properties style:font-name="Courier"/>
    </style:style>
    <style:style style:name="T2" style:family="text">
      <style:text-properties style:font-name="Thorndale AMT1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Mavscript – test file</text:h>
      <text:p text:style-name="P2"/>
      <text:p text:style-name="P3"/>
      <text:h text:style-name="P4" text:outline-level="2" text:is-list-header="true">Input:</text:h>
      <text:p text:style-name="P5"/>
      <text:p text:style-name="P6">Length <text:tab/><text:span text:style-name="T1">l := 10.3</text:span> m (of the cube)</text:p>
      <text:p text:style-name="P7">Width <text:tab/><text:tab/><text:span text:style-name="T1">b := 3.2</text:span><text:span text:style-name="T2"> m</text:span></text:p>
      <text:p text:style-name="P7">Hight <text:tab/><text:tab/><text:span text:style-name="T1">h := 5.6</text:span><text:span text:style-name="T2"> m</text:span></text:p>
      <text:p text:style-name="P3"/>
      <text:p text:style-name="P5"/>
      <text:h text:style-name="P4" text:outline-level="2" text:is-list-header="true">Output:</text:h>
      <text:p text:style-name="P5"/>
      <text:p text:style-name="P6">The volume is<text:tab/> <text:s text:c="11"/><text:tab/><text:tab/><text:span text:style-name="T1">V := l*b*h --&gt; 184.576</text:span> m³</text:p>
      <text:p text:style-name="P6">The rounded volume is<text:tab/> <text:s/><text:tab/>V = <text:span text:style-name="T1">184.6</text:span> m³</text:p>
      <text:p text:style-name="P6">The double volume is<text:tab/><text:tab/> <text:tab/><text:span text:style-name="T1"/>2V = <text:span text:style-name="T1">369.152</text:span> m³</text:p>
      <text:p text:style-name="P6"/>
      <text:p text:style-name="P6">The cube is <text:span text:style-name="T1">Longer than wide</text:span></text:p>
      <text:p text:style-name="P6"/>
      <text:p text:style-name="P8"/>
      <text:p text:style-name="P6">A real cube would have the size l = b = h = <text:span text:style-name="T1">5.69</text:span> m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Mincho" svg:font-family="Mincho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default-outline-level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style:default-outline-level="2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8-14T14:03:50</meta:creation-date>
    <dc:date>2005-08-21T12:54:48</dc:date>
    <dc:language>de-D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05" meta:character-count="460"/>
  </office:meta>
</office:document-meta>
</file>